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 służy do dokumentacji czasu racy pracownika. Umożliwia wprowadzenie, przeglądanie i raportowanie czasu pracy jednego lub wielu pracowników. Można analizować czas użyty przez pracowników na różne zadania, projekty, czy codzienne czynnoś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son</meta:initial-creator>
    <meta:creation-date>2008-11-30T10:24:44.29</meta:creation-date>
    <meta:document-statistic meta:table-count="0" meta:image-count="0" meta:object-count="0" meta:page-count="1" meta:paragraph-count="1" meta:word-count="31" meta:character-count="246"/>
    <dc:date>2008-11-30T10:31:50.64</dc:date>
    <dc:creator>Robson</dc:creator>
    <meta:editing-duration>PT00H07M14S</meta:editing-duration>
    <meta:editing-cycles>1</meta:editing-cycles>
    <meta:generator>OpenOffice.org/3.0$Win32 OpenOffice.org_project/300m9$Build-9358</meta:generator>
  </office:meta>
</office:document-meta>
</file>